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alculating the number of simulation boxes needed for the ankyrin</text:p>
          </table:table-cell>
          <table:table-cell table:number-columns-repeated="4"/>
          <table:table-cell office:value-type="string" calcext:value-type="string">
            <text:p>Calculating the Z and theta values of the ankyrin box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 = 2πrh</text:p>
          </table:table-cell>
          <table:table-cell table:formula="of:=2*PI()*[.B4]*[.B5]" office:value-type="float" office:value="3896.58020010049" calcext:value-type="float">
            <text:p>3896.58020010049</text:p>
          </table:table-cell>
          <table:table-cell table:number-columns-repeated="3"/>
          <table:table-cell office:value-type="string" calcext:value-type="string">
            <text:p>h</text:p>
          </table:table-cell>
          <table:table-cell table:formula="of:=[.B5]" office:value-type="float" office:value="54.4" calcext:value-type="float">
            <text:p>54.4</text:p>
          </table:table-cell>
          <table:table-cell/>
          <table:table-cell office:value-type="string" calcext:value-type="string">
            <text:p>thetas segments</text:p>
          </table:table-cell>
          <table:table-cell table:formula="of:=ROUND([.B18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float" office:value="11.4" calcext:value-type="float">
            <text:p>11.4</text:p>
          </table:table-cell>
          <table:table-cell table:number-columns-repeated="3"/>
          <table:table-cell office:value-type="string" calcext:value-type="string">
            <text:p>segment height</text:p>
          </table:table-cell>
          <table:table-cell table:formula="of:=[.G3]/ROUNDUP([.B17])" office:value-type="float" office:value="6.8" calcext:value-type="float">
            <text:p>6.8</text:p>
          </table:table-cell>
          <table:table-cell table:formula="of:=[.G3]/8" office:value-type="float" office:value="6.8" calcext:value-type="float">
            <text:p>6.8</text:p>
          </table:table-cell>
          <table:table-cell office:value-type="string" calcext:value-type="string">
            <text:p>angles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formula="of:=27.9+26.5" office:value-type="float" office:value="54.4" calcext:value-type="float">
            <text:p>54.4</text:p>
          </table:table-cell>
          <table:table-cell table:number-columns-repeated="3"/>
          <table:table-cell office:value-type="string" calcext:value-type="string">
            <text:p>half vertical seg</text:p>
          </table:table-cell>
          <table:table-cell table:formula="of:=[.G4]/2" office:value-type="float" office:value="3.4" calcext:value-type="float">
            <text:p>3.4</text:p>
          </table:table-cell>
          <table:table-cell/>
          <table:table-cell office:value-type="string" calcext:value-type="string">
            <text:p>angle coverage </text:p>
          </table:table-cell>
          <table:table-cell table:formula="of:=[.J4]/[.J3]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alf height</text:p>
          </table:table-cell>
          <table:table-cell table:formula="of:=-[.G3]/2" office:value-type="float" office:value="-27.2" calcext:value-type="float">
            <text:p>-27.2</text:p>
          </table:table-cell>
          <table:table-cell/>
          <table:table-cell office:value-type="string" calcext:value-type="string">
            <text:p>half coverage</text:p>
          </table:table-cell>
          <table:table-cell table:formula="of:=[.J5]/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Radius of Gyration</text:p>
          </table:table-cell>
          <table:table-cell office:value-type="float" office:value="4.98" calcext:value-type="float">
            <text:p>4.9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[.J6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rea of mosaic </text:p>
          </table:table-cell>
          <table:table-cell table:formula="of:=[.B7]*SQRT(2)" office:value-type="float" office:value="7.04278354061801" calcext:value-type="float">
            <text:p>7.04278354061801</text:p>
          </table:table-cell>
          <table:table-cell table:number-columns-repeated="3"/>
          <table:table-cell office:value-type="string" calcext:value-type="string">
            <text:p>Z axis segmen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J7]+[.J5]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surface area </text:p>
          </table:table-cell>
          <table:table-cell table:formula="of:=[.B8]^2" office:value-type="float" office:value="49.6008" calcext:value-type="float">
            <text:p>49.600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G6]+[.G5]" office:value-type="float" office:value="-23.8" calcext:value-type="float">
            <text:p>-23.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8]+[.J5]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G9]+[.G4]" office:value-type="float" office:value="-17" calcext:value-type="float">
            <text:p>-1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9]+[.J5]"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Number of Simulation boxes</text:p>
          </table:table-cell>
          <table:table-cell table:formula="of:=[.B3]/[.B9]" office:value-type="float" office:value="78.5588176017421" calcext:value-type="float">
            <text:p>78.55881760174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0]+[.G4]" office:value-type="float" office:value="-10.2" calcext:value-type="float">
            <text:p>-10.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10]+[.J5]" office:value-type="float" office:value="162" calcext:value-type="float">
            <text:p>16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G11]+[.G4]" office:value-type="float" office:value="-3.4" calcext:value-type="float">
            <text:p>-3.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11]+[.J5]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Circumference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2]+[.G4]" office:value-type="float" office:value="3.4" calcext:value-type="float">
            <text:p>3.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J12]+[.J5]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Height</text:p>
          </table:table-cell>
          <table:table-cell table:formula="of:=[.B5]" office:value-type="float" office:value="54.4" calcext:value-type="float">
            <text:p>54.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G13]+[.G4]" office:value-type="float" office:value="10.2" calcext:value-type="float">
            <text:p>10.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13]+[.J5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Times more boxes in circumference vs height</text:p>
          </table:table-cell>
          <table:table-cell table:formula="of:=[.B13]/[.B14]" office:value-type="float" office:value="1.32352941176471" calcext:value-type="float">
            <text:p>1.3235294117647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14]+[.G4]"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J14]+[.J5]"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# of boxes along the z axis</text:p>
          </table:table-cell>
          <table:table-cell office:value-type="string" calcext:value-type="string">
            <text:p>1.32*n^2 = 7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G15]+[.G4]" office:value-type="float" office:value="23.8" calcext:value-type="float">
            <text:p>23.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J15]+[.J5]"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formula="of:=SQRT([.B13]/[.B15])" office:value-type="float" office:value="7.37563556583431" calcext:value-type="float">
            <text:p>7.375635565834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table:formula="of:=[.B15]*[.B17]" office:value-type="float" office:value="9.76187060183953" calcext:value-type="float">
            <text:p>9.76187060183953</text:p>
          </table:table-cell>
          <table:table-cell table:number-columns-repeated="9"/>
        </table:table-row>
        <table:table-row table:style-name="ro1">
          <table:table-cell/>
          <table:table-cell table:formula="of:=ROUNDUP([.B17])"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hetas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office:value-type="float" office:value="234" calcext:value-type="float">
            <text:p>234</text:p>
          </table:table-cell>
          <table:table-cell office:value-type="float" office:value="270" calcext:value-type="float">
            <text:p>270</text:p>
          </table:table-cell>
          <table:table-cell office:value-type="float" office:value="306" calcext:value-type="float">
            <text:p>30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style-name="ce4" office:value-type="float" office:value="-23.8" calcext:value-type="float">
            <text:p>-23.80</text:p>
          </table:table-cell>
          <table:table-cell table:style-name="ce4" office:value-type="float" office:value="-17" calcext:value-type="float">
            <text:p>-17.00</text:p>
          </table:table-cell>
          <table:table-cell table:style-name="ce4" office:value-type="float" office:value="-10.2" calcext:value-type="float">
            <text:p>-10.20</text:p>
          </table:table-cell>
          <table:table-cell table:style-name="ce4" office:value-type="float" office:value="-3.4" calcext:value-type="float">
            <text:p>-3.40</text:p>
          </table:table-cell>
          <table:table-cell table:style-name="ce4" office:value-type="float" office:value="3.4" calcext:value-type="float">
            <text:p>3.40</text:p>
          </table:table-cell>
          <table:table-cell table:style-name="ce4" office:value-type="float" office:value="10.2" calcext:value-type="float">
            <text:p>10.20</text:p>
          </table:table-cell>
          <table:table-cell table:style-name="ce4" office:value-type="float" office:value="17" calcext:value-type="float">
            <text:p>17.00</text:p>
          </table:table-cell>
          <table:table-cell table:style-name="ce4" office:value-type="float" office:value="23.8" calcext:value-type="float">
            <text:p>23.8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18 54 90 126 162 198 234 270 306 342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23.80 -17.00 -10.20 -3.40 3.40 10.20 17.00 23.80 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termine Run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 radial [expr $r0 - $v * ($t - $tau + 1) * $dt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ve for t</text:p>
          </table:table-cell>
          <table:table-cell office:value-type="string" calcext:value-type="string">
            <text:p>T-tau+1=(25/v)/d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-tau+1</text:p>
          </table:table-cell>
          <table:table-cell table:formula="of:=[.B37]+1" office:value-type="float" office:value="50101" calcext:value-type="float">
            <text:p>501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=((25/v)/dt)-1+tau</text:p>
          </table:table-cell>
          <table:table-cell/>
          <table:table-cell office:value-type="string" calcext:value-type="string">
            <text:p>25/v/dt</text:p>
          </table:table-cell>
          <table:table-cell table:formula="of:=([.B39]/[.B36])/[.B35]" office:value-type="float" office:value="625000" calcext:value-type="float">
            <text:p>6250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table:formula="of:=[.E33]-[.E32]" office:value-type="float" office:value="574899" calcext:value-type="float">
            <text:p>5748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000002" calcext:value-type="float">
            <text:p>2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50100" calcext:value-type="float">
            <text:p>50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0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3:44:30.307120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9:57:11.960178429</meta:creation-date>
    <meta:generator>LibreOffice/6.4.7.2$Linux_X86_64 LibreOffice_project/40$Build-2</meta:generator>
    <dc:date>2022-04-07T14:42:23.361720110</dc:date>
    <meta:editing-duration>PT53M51S</meta:editing-duration>
    <meta:editing-cycles>5</meta:editing-cycles>
    <meta:document-statistic meta:table-count="1" meta:cell-count="128" meta:object-count="0"/>
  </office:meta>
</office:document-meta>
</file>